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Modo de apuntes:</text:h>
      <text:list text:style-name="L1">
        <text:list-item>
          <text:p text:style-name="P1"><text:span text:style-name="Strong_20_Emphasis"><text:span text:style-name="T1">Creación de tabla de usuarios:</text:span></text:span> Para crear la tabla de usuarios en la base de datos, utilizamos la sentencia <text:span text:style-name="Source_20_Text"><text:span text:style-name="T1">CREATE TABLE IF NOT EXISTS</text:span></text:span> seguida de la definición de las columnas y sus tipos de datos. En este caso, también hemos especificado que el campo <text:span text:style-name="Source_20_Text"><text:span text:style-name="T1">id</text:span></text:span> sea de tipo <text:span text:style-name="Source_20_Text"><text:span text:style-name="T1">INT AUTO_INCREMENT</text:span></text:span> para que se incremente automáticamente con cada nuevo usuario.</text:p>
        </text:list-item>
        <text:list-item>
          <text:p text:style-name="P1"><text:span text:style-name="Strong_20_Emphasis"><text:span text:style-name="T1">Inserción de nuevo usuario:</text:span></text:span> Para insertar un nuevo usuario en la tabla, utilizamos la sentencia <text:span text:style-name="Source_20_Text"><text:span text:style-name="T1">INSERT INTO</text:span></text:span> seguida del nombre de la tabla y los valores que queremos insertar. Utilizamos <text:span text:style-name="Source_20_Text"><text:span text:style-name="T1">PreparedStatement</text:span></text:span> para evitar la inyección SQL y asegurarnos de que los valores se inserten correctamente.</text:p>
        </text:list-item>
        <text:list-item>
          <text:p text:style-name="P1"><text:span text:style-name="Strong_20_Emphasis"><text:span text:style-name="T1">Borrado de usuario por su ID:</text:span></text:span> Para borrar un usuario de la tabla, utilizamos la sentencia <text:span text:style-name="Source_20_Text"><text:span text:style-name="T1">DELETE FROM</text:span></text:span> seguida del nombre de la tabla y una condición que especifica qué usuario queremos borrar, en este caso, por su ID.</text:p>
        </text:list-item>
        <text:list-item>
          <text:p text:style-name="P1"><text:span text:style-name="Strong_20_Emphasis"><text:span text:style-name="T1">Modificación de nombre de usuario por su ID:</text:span></text:span> Para modificar el nombre de un usuario en la tabla, utilizamos la sentencia <text:span text:style-name="Source_20_Text"><text:span text:style-name="T1">UPDATE</text:span></text:span> seguida del nombre de la tabla y la columna que queremos modificar, junto con el nuevo valor. Es importante especificar también la condición para indicar qué usuario queremos modificar, en este caso, por su ID.</text:p>
        </text:list-item>
        <text:list-item>
          <text:p text:style-name="P1"><text:span text:style-name="Strong_20_Emphasis"><text:span text:style-name="T1">Reasignación de usuario (hipotética):</text:span></text:span> Esta consulta debería ser adaptada según el significado de "reasignar" en tu contexto específico. Dependiendo de lo que signifique "reasignar", la consulta podría implicar actualizar algún campo específico del usuario o realizar algún tipo de operación más complej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2:00:33.019000000</meta:creation-date>
    <dc:date>2024-02-09T12:00:50.711000000</dc:date>
    <meta:editing-duration>PT19S</meta:editing-duration>
    <meta:editing-cycles>1</meta:editing-cycles>
    <meta:document-statistic meta:table-count="0" meta:image-count="0" meta:object-count="0" meta:page-count="1" meta:paragraph-count="6" meta:word-count="251" meta:character-count="1521" meta:non-whitespace-character-count="1281"/>
    <meta:generator>LibreOffice/7.6.4.1$Windows_X86_64 LibreOffice_project/e19e193f88cd6c0525a17fb7a176ed8e6a3e2aa1</meta:generator>
  </office:meta>
</office:document-meta>
</file>